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5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3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012cm"/>
      <style:paragraph-properties style:writing-mode="lr-tb"/>
    </style:style>
    <style:style style:name="gr4" style:family="graphic" style:parent-style-name="standard">
      <style:graphic-properties svg:stroke-width="0.053cm" svg:stroke-color="#1b1b1b" draw:marker-start-width="0.279cm" draw:marker-end-width="0.279cm" draw:fill-color="#e2e2e2" draw:textarea-horizontal-align="justify" draw:textarea-vertical-align="middle" draw:auto-grow-height="false" fo:min-height="11.698cm" fo:min-width="2.348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1b1b1b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3cm"/>
      <style:paragraph-properties style:writing-mode="lr-tb"/>
    </style:style>
    <style:style style:name="gr7" style:family="graphic" style:parent-style-name="standard">
      <style:graphic-properties svg:stroke-color="#5e5e5e" draw:fill-color="#919191" draw:textarea-horizontal-align="justify" draw:textarea-vertical-align="middle" draw:auto-grow-height="false" fo:min-height="1.05cm" fo:min-width="1.2cm"/>
    </style:style>
    <style:style style:name="gr8" style:family="graphic" style:parent-style-name="objectwithoutfill">
      <style:graphic-properties svg:stroke-width="0.028cm" svg:stroke-color="#1b1b1b" draw:marker-start-width="0.242cm" draw:marker-end="" draw:marker-end-width="0.342cm" draw:fill="solid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28cm" svg:stroke-color="#1b1b1b" draw:marker-start-width="0.242cm" draw:marker-end="Small_20_Arrow" draw:marker-end-width="0.342cm" draw:fill="solid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7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  <style:paragraph-properties style:writing-mode="lr-tb"/>
    </style:style>
    <style:style style:name="gr12" style:family="graphic" style:parent-style-name="standard">
      <style:graphic-properties svg:stroke-color="#474747" draw:fill-color="#5e5e5e" draw:textarea-horizontal-align="justify" draw:textarea-vertical-align="middle" draw:auto-grow-height="false" fo:min-height="0.67cm" fo:min-width="0.7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74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67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0" style:family="graphic" style:parent-style-name="standard">
      <style:graphic-properties svg:stroke-color="#3d2c29" draw:fill-color="#3d2c29" draw:textarea-horizontal-align="justify" draw:textarea-vertical-align="middle" draw:auto-grow-height="false" fo:min-height="0.104cm" fo:min-width="0cm"/>
    </style:style>
    <style:style style:name="gr21" style:family="graphic" style:parent-style-name="standard">
      <style:graphic-properties draw:fill-color="#561a2a" draw:textarea-horizontal-align="justify" draw:textarea-vertical-align="middle" draw:auto-grow-height="false" fo:min-height="0.104cm" fo:min-width="0cm"/>
    </style:style>
    <style:style style:name="gr22" style:family="graphic" style:parent-style-name="objectwithoutfill">
      <style:graphic-properties svg:stroke-width="0.035cm" svg:stroke-color="#561a2a" draw:marker-start-width="0.252cm" draw:marker-end="Small_20_Arrow" draw:marker-end-width="0.352cm" draw:fill="solid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53cm" svg:stroke-color="#e12839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-color="#e2e2e2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919191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-color="#5e5e5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9" style:family="paragraph">
      <loext:graphic-properties draw:fill-color="#3d2c29"/>
      <style:paragraph-properties fo:text-align="center"/>
    </style:style>
    <style:style style:name="P10" style:family="paragraph">
      <loext:graphic-properties draw:fill-color="#561a2a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559cm" svg:height="0.962cm" svg:x="2.3cm" svg:y="3.8cm">
          <draw:text-box>
            <text:p>Considering Shared memory and each threads as nodes </text:p>
          </draw:text-box>
        </draw:frame>
        <draw:frame draw:style-name="gr2" draw:text-style-name="P1" draw:layer="layout" svg:width="13.435cm" svg:height="0.962cm" svg:x="2.8cm" svg:y="5.5cm">
          <draw:text-box>
            <text:p>What if when shared memory is in the thread?</text:p>
          </draw:text-box>
        </draw:frame>
        <draw:frame draw:style-name="gr3" draw:text-style-name="P1" draw:layer="layout" svg:width="17.512cm" svg:height="1.673cm" svg:x="1.7cm" svg:y="20.1cm">
          <draw:text-box>
            <text:p>Now for lift simulation, we can consider it’s threads and thier </text:p>
            <text:p>respective shared memory as a graph G</text:p>
          </draw:text-box>
        </draw:frame>
        <draw:custom-shape draw:style-name="gr4" draw:text-style-name="P2" draw:layer="layout" svg:width="2.9cm" svg:height="12cm" svg:x="4.8cm" svg:y="6.9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7cm" svg:y1="8.3cm" svg:x2="13.2cm" svg:y2="8.35cm">
          <text:p/>
        </draw:line>
        <draw:frame draw:style-name="gr6" draw:text-style-name="P1" draw:layer="layout" svg:width="4.693cm" svg:height="0.962cm" svg:x="13.2cm" svg:y="7.938cm">
          <draw:text-box>
            <text:p>Whole process</text:p>
          </draw:text-box>
        </draw:frame>
        <draw:custom-shape draw:style-name="gr7" draw:text-style-name="P4" draw:layer="layout" svg:width="1.7cm" svg:height="1.3cm" svg:x="5.4cm" svg:y="7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cm" svg:height="1.3cm" svg:x="5.4cm" svg:y="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cm" svg:height="1.3cm" svg:x="5.4cm" svg:y="10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cm" svg:height="1.3cm" svg:x="5.4cm" svg:y="12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cm" svg:height="1.3cm" svg:x="5.4cm" svg:y="13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cm" svg:height="1.3cm" svg:x="5.4cm" svg:y="15.3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7cm" svg:y1="8.8cm" svg:x2="13.2cm" svg:y2="10.5cm">
          <text:p/>
        </draw:line>
        <draw:line draw:style-name="gr8" draw:text-style-name="P3" draw:layer="layout" svg:x1="7.1cm" svg:y1="9.9cm" svg:x2="13.1cm" svg:y2="10.5cm">
          <text:p/>
        </draw:line>
        <draw:line draw:style-name="gr9" draw:text-style-name="P3" draw:layer="layout" svg:x1="7.1cm" svg:y1="11.5cm" svg:x2="13.9cm" svg:y2="10.4cm">
          <text:p/>
        </draw:line>
        <draw:line draw:style-name="gr8" draw:text-style-name="P3" draw:layer="layout" svg:x1="7.1cm" svg:y1="12.9cm" svg:x2="13.1cm" svg:y2="10.5cm">
          <text:p/>
        </draw:line>
        <draw:line draw:style-name="gr8" draw:text-style-name="P3" draw:layer="layout" svg:x1="7cm" svg:y1="14.5cm" svg:x2="13.1cm" svg:y2="10.5cm">
          <text:p/>
        </draw:line>
        <draw:line draw:style-name="gr8" draw:text-style-name="P3" draw:layer="layout" svg:x1="7.1cm" svg:y1="15.9cm" svg:x2="13.1cm" svg:y2="10.5cm">
          <text:p/>
        </draw:line>
        <draw:frame draw:style-name="gr10" draw:text-style-name="P1" draw:layer="layout" svg:width="4.871cm" svg:height="1.673cm" svg:x="13.8cm" svg:y="9.727cm">
          <draw:text-box>
            <text:p>Threads which</text:p>
            <text:p>shares memory</text:p>
          </draw:text-box>
        </draw:frame>
        <draw:frame draw:style-name="gr11" draw:text-style-name="P5" draw:layer="layout" svg:width="0.78cm" svg:height="2.612cm" svg:x="5.82cm" svg:y="16.188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custom-shape draw:style-name="gr12" draw:text-style-name="P6" draw:layer="layout" svg:width="1.7cm" svg:height="1.3cm" svg:x="5.4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7cm" svg:height="1.3cm" svg:x="5.4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7cm" svg:height="1.3cm" svg:x="5.37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7cm" svg:height="1.3cm" svg:x="5.4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7cm" svg:height="1.3cm" svg:x="5.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7cm" svg:height="1.3cm" svg:x="5.4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17.241cm" svg:height="1.673cm" svg:x="1.659cm" svg:y="26.7cm">
          <draw:text-box>
            <text:p>When multiple arrows go to a particular node (i.e., if there is</text:p>
            <text:p>More than one write then we need ‘LOCK’)</text:p>
          </draw:text-box>
        </draw:frame>
        <draw:frame draw:style-name="gr14" draw:text-style-name="P7" draw:layer="layout" svg:width="14.171cm" svg:height="0.962cm" svg:x="2.529cm" svg:y="21.938cm">
          <draw:text-box>
            <text:p><text:span text:style-name="T2">Floors Array and Lift Array are in shared memory</text:span></text:p>
          </draw:text-box>
        </draw:frame>
        <draw:frame draw:style-name="gr15" draw:text-style-name="P1" draw:layer="layout" svg:width="8.287cm" svg:height="0.962cm" svg:x="2.7cm" svg:y="23.3cm">
          <draw:text-box>
            <text:p>There will be two edges viz </text:p>
          </draw:text-box>
        </draw:frame>
        <draw:frame draw:style-name="gr16" draw:text-style-name="P7" draw:layer="layout" svg:width="4.197cm" svg:height="1.673cm" svg:x="11.1cm" svg:y="23.327cm">
          <draw:text-box>
            <text:list text:style-name="L1">
              <text:list-item>
                <text:p><text:span text:style-name="T2">Read edge</text:span></text:p>
              </text:list-item>
              <text:list-item>
                <text:p><text:span text:style-name="T2">Write edge</text:span></text:p>
              </text:list-item>
            </text:list>
          </draw:text-box>
        </draw:frame>
      </draw:page>
      <draw:page draw:name="page2" draw:style-name="dp1" draw:master-page-name="Default">
        <draw:custom-shape draw:style-name="gr7" draw:text-style-name="P4" draw:layer="layout" svg:width="1.7cm" svg:height="1.3cm" svg:x="5.8cm" svg:y="8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cm" svg:height="1.3cm" svg:x="9.9cm" svg:y="6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7cm" svg:height="1.3cm" svg:x="9.9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7cm" svg:height="1.3cm" svg:x="2.9cm" svg:y="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7cm" svg:height="1.3cm" svg:x="2.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7cm" svg:height="1.3cm" svg:x="15cm" svg:y="9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7cm" svg:height="1.3cm" svg:x="15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7cm" svg:height="1.3cm" svg:x="6.7cm" svg:y="20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7cm" svg:height="1.3cm" svg:x="6.7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7cm" svg:height="1.3cm" svg:x="15.8cm" svg:y="17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7cm" svg:height="1.3cm" svg:x="15.8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7cm" svg:height="1.3cm" svg:x="16.5cm" svg:y="12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cm" svg:height="1.3cm" svg:x="3.8cm" svg:y="18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cm" svg:height="1.3cm" svg:x="13.2cm" svg:y="20.5cm">
          <text:p/>
          <draw:enhanced-geometry svg:viewBox="0 0 21600 21600" draw:type="rectangle" draw:enhanced-path="M 0 0 L 21600 0 21600 21600 0 21600 0 0 Z N"/>
        </draw:custom-shape>
        <draw:frame draw:style-name="gr17" draw:text-style-name="P1" draw:layer="layout" svg:width="6cm" svg:height="1.673cm" svg:x="8.4cm" svg:y="5.1cm">
          <draw:text-box>
            <text:p>Thread_1 shares memory M</text:p>
          </draw:text-box>
        </draw:frame>
        <draw:frame draw:style-name="gr17" draw:text-style-name="P7" draw:layer="layout" svg:width="6cm" svg:height="1.673cm" svg:x="14.3cm" svg:y="7.3cm">
          <draw:text-box>
            <text:p><text:span text:style-name="T2">Thread_2 shares memory M</text:span></text:p>
          </draw:text-box>
        </draw:frame>
        <draw:frame draw:style-name="gr17" draw:text-style-name="P8" draw:layer="layout" svg:width="6cm" svg:height="1.673cm" svg:x="8.4cm" svg:y="5.101cm">
          <draw:text-box>
            <text:p>Thread_1 shares memory M</text:p>
          </draw:text-box>
        </draw:frame>
        <draw:frame draw:style-name="gr17" draw:text-style-name="P1" draw:layer="layout" svg:width="6cm" svg:height="1.673cm" svg:x="15cm" svg:y="18.727cm">
          <draw:text-box>
            <text:p>Thread_4 shares memory M</text:p>
          </draw:text-box>
        </draw:frame>
        <draw:frame draw:style-name="gr17" draw:text-style-name="P1" draw:layer="layout" svg:width="6cm" svg:height="1.673cm" svg:x="4.9cm" svg:y="22.627cm">
          <draw:text-box>
            <text:p>Thread_6 shares memory M</text:p>
          </draw:text-box>
        </draw:frame>
        <draw:frame draw:style-name="gr17" draw:text-style-name="P1" draw:layer="layout" svg:width="6cm" svg:height="1.673cm" svg:x="1.2cm" svg:y="13.6cm">
          <draw:text-box>
            <text:p>Thread_9 shares memory M</text:p>
          </draw:text-box>
        </draw:frame>
        <draw:frame draw:style-name="gr18" draw:text-style-name="P1" draw:layer="layout" svg:width="3.3cm" svg:height="0.962cm" svg:x="15.5cm" svg:y="14cm">
          <draw:text-box>
            <text:p>Thread_3</text:p>
          </draw:text-box>
        </draw:frame>
        <draw:frame draw:style-name="gr18" draw:text-style-name="P1" draw:layer="layout" svg:width="3.3cm" svg:height="0.962cm" svg:x="3.1cm" svg:y="19.938cm">
          <draw:text-box>
            <text:p>Thread_7</text:p>
          </draw:text-box>
        </draw:frame>
        <draw:frame draw:style-name="gr18" draw:text-style-name="P1" draw:layer="layout" svg:width="3.3cm" svg:height="0.962cm" svg:x="15.5cm" svg:y="14cm">
          <draw:text-box>
            <text:p>Thread_3</text:p>
          </draw:text-box>
        </draw:frame>
        <draw:frame draw:style-name="gr18" draw:text-style-name="P1" draw:layer="layout" svg:width="3.3cm" svg:height="0.962cm" svg:x="15.5cm" svg:y="14cm">
          <draw:text-box>
            <text:p>Thread_3</text:p>
          </draw:text-box>
        </draw:frame>
        <draw:frame draw:style-name="gr18" draw:text-style-name="P1" draw:layer="layout" svg:width="3.3cm" svg:height="0.962cm" svg:x="12.4cm" svg:y="22cm">
          <draw:text-box>
            <text:p>Thread_5</text:p>
          </draw:text-box>
        </draw:frame>
        <draw:frame draw:style-name="gr19" draw:text-style-name="P1" draw:layer="layout" svg:width="3.7cm" svg:height="1cm" svg:x="4.5cm" svg:y="9.7cm">
          <draw:text-box>
            <text:p>Thread_10</text:p>
          </draw:text-box>
        </draw:frame>
        <draw:custom-shape draw:style-name="gr20" draw:text-style-name="P9" draw:layer="layout" svg:width="0.6cm" svg:height="0.5cm" svg:x="10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6cm" svg:height="0.5cm" svg:x="13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cm" svg:height="0.5cm" svg:x="14.9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cm" svg:height="0.5cm" svg:x="7.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cm" svg:height="0.5cm" svg:x="6.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cm" svg:height="0.5cm" svg:x="7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cm" svg:height="0.5cm" svg:x="8.9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cm" svg:height="0.5cm" svg:x="14.7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cm" svg:height="0.5cm" svg:x="13.1cm" svg:y="1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11cm" svg:y1="9.4cm" svg:x2="13.4cm" svg:y2="10.5cm">
          <text:p/>
        </draw:line>
        <draw:line draw:style-name="gr23" draw:text-style-name="P3" draw:layer="layout" svg:x1="10.9cm" svg:y1="9.5cm" svg:x2="14.8cm" svg:y2="16.9cm">
          <text:p/>
        </draw:line>
        <draw:line draw:style-name="gr23" draw:text-style-name="P3" draw:layer="layout" svg:x1="6.8cm" svg:y1="14.4cm" svg:x2="14.7cm" svg:y2="17.1cm">
          <text:p/>
        </draw:line>
        <draw:line draw:style-name="gr23" draw:text-style-name="P3" draw:layer="layout" svg:x1="9.4cm" svg:y1="20.1cm" svg:x2="14.8cm" svg:y2="17.3cm">
          <text:p/>
        </draw:line>
        <draw:line draw:style-name="gr22" draw:text-style-name="P3" draw:layer="layout" svg:x1="10.7cm" svg:y1="9.5cm" svg:x2="6.9cm" svg:y2="14cm">
          <text:p/>
        </draw:line>
        <draw:frame draw:style-name="gr24" draw:text-style-name="P11" draw:layer="layout" svg:width="1.768cm" svg:height="0.962cm" draw:transform="rotate (-0.39706240482871) translate (11.588cm 8.595cm)">
          <draw:text-box>
            <text:p>read</text:p>
          </draw:text-box>
        </draw:frame>
        <draw:frame draw:style-name="gr24" draw:text-style-name="P11" draw:layer="layout" svg:width="1.84cm" svg:height="0.962cm" draw:transform="rotate (-1.02503186969627) translate (12.763cm 11.262cm)">
          <draw:text-box>
            <text:p>writ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14:24:49.173341548</meta:creation-date>
    <dc:date>2021-01-08T17:17:45.032517116</dc:date>
    <meta:editing-duration>PT1H3M2S</meta:editing-duration>
    <meta:editing-cycles>2</meta:editing-cycles>
    <meta:generator>LibreOffice/6.4.6.2$Linux_X86_64 LibreOffice_project/40$Build-2</meta:generator>
    <meta:document-statistic meta:object-count="72"/>
  </office:meta>
</office:document-meta>
</file>